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ohit Devanagari2" svg:font-family="'Lohit Devanagari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" style:family="paragraph" style:parent-style-name="Plain_20_Text">
      <style:paragraph-properties fo:margin-left="0.2882in" fo:margin-right="0in" fo:text-indent="-0.272in" style:auto-text-indent="false"/>
    </style:style>
    <style:style style:name="P3" style:family="paragraph" style:parent-style-name="Plain_20_Text">
      <style:paragraph-properties fo:margin-left="0.2882in" fo:margin-right="0in" fo:text-indent="-0.272in" style:auto-text-indent="false"/>
      <style:text-properties style:font-name="Courier New" fo:font-size="10pt" style:font-size-asian="10pt" style:font-name-complex="Courier New" style:font-size-complex="10pt"/>
    </style:style>
    <style:style style:name="P4" style:family="paragraph" style:parent-style-name="Plain_20_Text">
      <style:paragraph-properties fo:margin-left="0.2882in" fo:margin-right="0in" fo:text-indent="-0.272in" style:auto-text-indent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5" style:family="paragraph" style:parent-style-name="Plain_20_Text" style:list-style-name="">
      <style:paragraph-properties fo:margin-left="0.0161in" fo:margin-right="0in" fo:text-indent="0in" style:auto-text-indent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6" style:family="paragraph" style:parent-style-name="Plain_20_Text" style:list-style-name="">
      <style:paragraph-properties fo:margin-left="0.1602in" fo:margin-right="0in" fo:text-indent="-0.2563in" style:auto-text-indent="false"/>
    </style:style>
    <style:style style:name="P7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8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P9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0" style:family="paragraph" style:parent-style-name="Standard">
      <style:paragraph-properties fo:margin-left="0.272in" fo:margin-right="0in" fo:text-indent="-0.2563in" style:auto-text-indent="false"/>
    </style:style>
    <style:style style:name="P11" style:family="paragraph" style:parent-style-name="Standard">
      <style:paragraph-properties fo:margin-left="0.272in" fo:margin-right="0in" fo:text-indent="-0.2563in" style:auto-text-indent="false"/>
      <style:text-properties style:font-name="Courier New" fo:font-size="10pt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.272in" fo:margin-right="0in" fo:text-indent="-0.2563in" style:auto-text-indent="false"/>
      <style:text-properties style:font-name="Courier New" fo:font-size="10pt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.0161in" fo:margin-right="0in" fo:text-indent="0in" style:auto-text-indent="false"/>
      <style:text-properties style:font-name="Courier New" fo:font-size="10pt" style:font-size-asian="10pt" style:font-name-complex="Courier New" style:font-size-complex="10pt"/>
    </style:style>
    <style:style style:name="P14" style:family="paragraph" style:parent-style-name="Standard">
      <style:paragraph-properties fo:margin-left="0.2882in" fo:margin-right="0in" fo:text-indent="-0.272in" style:auto-text-indent="false"/>
    </style:style>
    <style:style style:name="P15" style:family="paragraph" style:parent-style-name="Standard">
      <style:paragraph-properties fo:margin-left="0.2882in" fo:margin-right="0in" fo:text-indent="-0.272in" style:auto-text-indent="fals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 style:master-page-name="Standard">
      <style:paragraph-properties style:page-number="auto"/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T4" style:family="text"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ы предлагаем Вам ответить на несколько вопросов. Часть из них --</text:p>
      <text:p text:style-name="P7">технические, на них мы бы хотели получить точные и полные ответы.</text:p>
      <text:p text:style-name="P7">Остальные вопросы либо выявляют личную эрудицию, либо предполагают выбор</text:p>
      <text:p text:style-name="P7">подхода к решению задачи. В последнем случае для нас скорее важна</text:p>
      <text:p text:style-name="P7">аргументация, чем сам ответ. Если не указано иное, подразумевается следующий контекст: ОС - Linux, архитектура - x86_64.</text:p>
      <text:p text:style-name="P8"/>
      <text:p text:style-name="P7">На подготовку ответов дается 1-3 дня.</text:p>
      <text:p text:style-name="P9"/>
      <text:p text:style-name="P11"/>
      <text:p text:style-name="P11">1. Является ли язык C строгим подмножеством языка C++?</text:p>
      <text:p text:style-name="P10"/>
      <text:p text:style-name="P10"/>
      <text:p text:style-name="P11"/>
      <text:p text:style-name="P11"/>
      <text:p text:style-name="P10"/>
      <text:p text:style-name="P11"/>
      <text:p text:style-name="P11"/>
      <text:p text:style-name="P13">2. Напишите какой-нибудь алгоритм сортировки, работающий в среднем за O(n*ln(n)) и </text:p>
      <text:p text:style-name="P12">допускающий эффективное распараллеливание. Опишите его достоинства и недостатки.</text:p>
      <text:p text:style-name="P11"/>
      <text:p text:style-name="P11"/>
      <text:p text:style-name="P11"/>
      <text:p text:style-name="P11"/>
      <text:p text:style-name="P11">3. В базовом классе объявлен виртуальный метод do_something, который имеет различные реализации в производных классах. Каким образом определяется, какая именно реализация будет использована при вызове данного метода через указатель на базовый класс?</text:p>
      <text:p text:style-name="P11"/>
      <text:p text:style-name="P11"/>
      <text:p text:style-name="P11"/>
      <text:p text:style-name="P11">4. Предположим, есть реализация dequeue в виде двусвязного списка, то есть каждый элемент содержит указатели на предыдущий и следующий. А возможна ли реализация, где для связи узлов используется только одно слово вместо двух (то есть мы хотим сэкономить одно слово размера sizeof(struct node *))?</text:p>
      <text:p text:style-name="P11"/>
      <text:p text:style-name="P11"/>
      <text:p text:style-name="P9"/>
      <text:p text:style-name="P9"/>
      <text:p text:style-name="P9"/>
      <text:p text:style-name="P15"/>
      <text:p text:style-name="P15"/>
      <text:p text:style-name="P15">5. Предположим, что в многопоточной программе в одном потоке</text:p>
      <text:p text:style-name="P14"><text:span text:style-name="T2"><text:s text:c="4"/></text:span><text:span text:style-name="T1">выполняется код</text:span></text:p>
      <text:p text:style-name="P15"/>
      <text:p text:style-name="P14"><text:span text:style-name="T2"><text:s text:c="6"/></text:span><text:span text:style-name="T1">a = 3;</text:span></text:p>
      <text:p text:style-name="P14"><text:span text:style-name="T2"><text:s text:c="6"/></text:span><text:span text:style-name="T1">b = 1;</text:span></text:p>
      <text:p text:style-name="P15"/>
      <text:p text:style-name="P14"><text:span text:style-name="T2"><text:s text:c="4"/></text:span><text:span text:style-name="T1">а в другом потоке</text:span></text:p>
      <text:p text:style-name="P15"/>
      <text:p text:style-name="P14"><text:span text:style-name="T2"><text:s text:c="6"/></text:span><text:span text:style-name="T1">if (b == 1)</text:span></text:p>
      <text:p text:style-name="P14"><text:span text:style-name="T2"><text:s text:c="8"/></text:span><text:span text:style-name="T1">sum += a;</text:span></text:p>
      <text:p text:style-name="P15"/>
      <text:p text:style-name="P14"><text:span text:style-name="T2"><text:s text:c="4"/></text:span><text:span text:style-name="T1">причем блокировки не используются (a и b -- глобальные переменные,</text:span></text:p>
      <text:p text:style-name="P14"><text:span text:style-name="T2"><text:s text:c="4"/></text:span><text:span text:style-name="T1">изначально обе равные 5). Если условие b == 1 выполнится, то на сколько</text:span></text:p>
      <text:p text:style-name="P14"><text:span text:style-name="T2"><text:s text:c="4"/></text:span><text:span text:style-name="T1">увеличится sum?</text:span></text:p>
      <text:p text:style-name="P14"/>
      <text:p text:style-name="P14"/>
      <text:p text:style-name="P15"/>
      <text:p text:style-name="P15"/>
      <text:p text:style-name="P15"/>
      <text:p text:style-name="P15">6. Предположим, есть две программы, выполняющиеся в среде Unix: одна</text:p>
      <text:p text:style-name="P14"><text:span text:style-name="T2"><text:s text:c="4"/></text:span><text:span text:style-name="T1">создает некие файлы, а другая эти файлы обрабатывает. Как бы Вы</text:span></text:p>
      <text:p text:style-name="P14"><text:span text:style-name="T2"><text:s text:c="4"/></text:span><text:span text:style-name="T1">реализовали транзакционную семантику, чтобы вторая программа не</text:span></text:p>
      <text:p text:style-name="P14"><text:span text:style-name="T2"><text:s text:c="4"/></text:span><text:span text:style-name="T1">начала обрабатывать файл, который первая еще не дописала?</text:span></text:p>
      <text:p text:style-name="P14"/>
      <text:p text:style-name="P15"/>
      <text:p text:style-name="P15"><text:soft-page-break/></text:p>
      <text:p text:style-name="P15"/>
      <text:p text:style-name="P15"/>
      <text:p text:style-name="P15"/>
      <text:p text:style-name="P15">7. Пусть в слабосвязной распределенной системе есть две машины: одна</text:p>
      <text:p text:style-name="P14"><text:span text:style-name="T2"><text:s text:c="4"/></text:span><text:span text:style-name="T1">генерирует некие файлы, а другая их обрабатывает. Если первая</text:span></text:p>
      <text:p text:style-name="P14"><text:span text:style-name="T2"><text:s text:c="4"/></text:span><text:span text:style-name="T1">машина после создания файла перекладывает его на вторую, то будем</text:span></text:p>
      <text:p text:style-name="P14"><text:span text:style-name="T2"><text:s text:c="4"/></text:span><text:span text:style-name="T1">называть это push approach. <text:s/>Если же вторая периодически забирает</text:span></text:p>
      <text:p text:style-name="P14"><text:span text:style-name="T2"><text:s text:c="4"/></text:span><text:span text:style-name="T1">готовые файлы с первой, то будем называть это pull approach.</text:span></text:p>
      <text:p text:style-name="P14"><text:span text:style-name="T2"><text:s text:c="4"/></text:span><text:span text:style-name="T1">Какой из подходов, push или pull, Вы бы выбрали при проектировании</text:span></text:p>
      <text:p text:style-name="P14"><text:span text:style-name="T2"><text:s text:c="4"/></text:span><text:span text:style-name="T1">такой системы? Поясните ответ.</text:span></text:p>
      <text:p text:style-name="P14"/>
      <text:p text:style-name="P15"/>
      <text:p text:style-name="P15"/>
      <text:p text:style-name="P15"/>
      <text:p text:style-name="P15">8. Пусть у вас есть массив чисел типа double. Как вычислить сумму</text:p>
      <text:p text:style-name="P14"><text:span text:style-name="T2"><text:s text:c="4"/></text:span><text:span text:style-name="T1">его элементов максимально точно? Производительность процесса</text:span></text:p>
      <text:p text:style-name="P14"><text:span text:style-name="T2"><text:s text:c="4"/></text:span><text:span text:style-name="T1">суммирования не важна, только точность.</text:span></text:p>
      <text:p text:style-name="P14"/>
      <text:p text:style-name="P14"/>
      <text:p text:style-name="P14"/>
      <text:p text:style-name="P3">9. В SQL базе данных есть таблица с колонкой-идентификатором и колонкой с данными. Требуется составить SQL-запрос, оставляющий в таблице только уникальные значения в колонке с данными (идентификатор в случае дубля можно оставить от любой из строк). Запрос должен не делать выборку, а именно изменять содержимое таблицы.</text:p>
      <text:p text:style-name="P3"/>
      <text:p text:style-name="P15"/>
      <text:p text:style-name="P15"/>
      <text:p text:style-name="P15"/>
      <text:p text:style-name="P5">10. Есть программа, принимающая на вход большой поток данных. Как бы вы</text:p>
      <text:p text:style-name="P6"><text:span text:style-name="T4"><text:s/></text:span><text:span text:style-name="T3">организовали многопоточность и взаимодействие потоков между собой с целью</text:span></text:p>
      <text:p text:style-name="P6"><text:span text:style-name="T4"><text:s/></text:span><text:span text:style-name="T3">определения, кому какой пакет данных обрабатывать? Если требуется, допустимо</text:span></text:p>
      <text:p text:style-name="P6"><text:span text:style-name="T4"><text:s/></text:span><text:span text:style-name="T3">делать разумные предположения относительно структуры входного потока.</text:span></text:p>
      <text:p text:style-name="P4"/>
      <text:p text:style-name="P4"/>
      <text:p text:style-name="P4"/>
      <text:p text:style-name="P4"/>
      <text:p text:style-name="P4"/>
      <text:p text:style-name="P3">11. Абстрактная программа начинает субъективно нагружать систему, работая медленно и замедляя работу других процессов. Какие могут быть причины такого поведения и как их проверить?</text:p>
      <text:p text:style-name="P15"/>
      <text:p text:style-name="P15"/>
      <text:p text:style-name="P15"/>
      <text:p text:style-name="P15"/>
      <text:p text:style-name="P15">12. Какими языками программирования вы владеете? В какой степени?</text:p>
      <text:p text:style-name="P14"/>
      <text:p text:style-name="P15"/>
      <text:p text:style-name="P15"/>
      <text:p text:style-name="P15"/>
      <text:p text:style-name="P15">13. Перечислите любимые инструменты, которые Вы используете для разработки</text:p>
      <text:p text:style-name="P14"><text:span text:style-name="T2"><text:s text:c="4"/></text:span><text:span text:style-name="T1">под Linux (дистрибутив, текстовый редактор, системы контроля версий,</text:span></text:p>
      <text:p text:style-name="P14"><text:span text:style-name="T2"><text:s text:c="4"/></text:span><text:span text:style-name="T1">системы сборки, отладки, профилирования, …)</text:span></text:p>
      <text:p text:style-name="P14"/>
      <text:p text:style-name="P15"/>
      <text:p text:style-name="P15"/>
      <text:p text:style-name="P15"/>
      <text:p text:style-name="P15">14. Укажите несколько книг, которые Вы читали, и которые могли бы</text:p>
      <text:p text:style-name="P14"><text:span text:style-name="T2"><text:s text:c="4"/></text:span><text:span text:style-name="T1">порекомендовать другим программистам.</text:span></text:p>
      <text:p text:style-name="P14"/>
      <text:p text:style-name="P15"/>
      <text:p text:style-name="P15"/>
      <text:p text:style-name="P15"/>
      <text:p text:style-name="P15"/>
      <text:p text:style-name="P15">15. Если это возможно, пожалуйста, включите в ответ какой-нибудь</text:p>
      <text:p text:style-name="P14"><text:soft-page-break/><text:span text:style-name="T2"><text:s text:c="4"/></text:span><text:span text:style-name="T1">пример Вашего кода (на любом языке). Любого осмысленного отрывка</text:span></text:p>
      <text:p text:style-name="P2"><text:span text:style-name="T2"><text:s text:c="4"/></text:span><text:span text:style-name="T1">в сотню строк будет вполне достаточно.</text:span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ohit Devanagari2" svg:font-family="'Lohit Devanagari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0693in" fo:orphans="2" fo:widows="2" fo:hyphenation-ladder-count="no-limit" style:text-autospace="ideograph-alpha" style:punctuation-wrap="hanging" style:line-break="strict" style:writing-mode="lr-tb"/>
      <style:text-properties fo:color="#00000a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WW-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WW-Text_20_Body" style:display-name="WW-Text Body" style:family="paragraph" style:parent-style-name="Standard">
      <style:paragraph-properties fo:margin-top="0in" fo:margin-bottom="0.0835in" style:contextual-spacing="false"/>
    </style:style>
    <style:style style:name="Plain_20_Text" style:display-name="Plain Text" style:family="paragraph" style:parent-style-name="Standard">
      <style:text-properties style:font-name="Calibri" style:font-name-complex="Times New Roma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alibri"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868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</meta:initial-creator>
    <meta:creation-date>2013-12-16T06:46:00</meta:creation-date>
    <dc:creator>fft </dc:creator>
    <dc:date>2014-12-24T22:18:59</dc:date>
    <meta:editing-cycles>14</meta:editing-cycles>
    <meta:editing-duration>PT11H2M24S</meta:editing-duration>
    <meta:document-statistic meta:table-count="0" meta:image-count="0" meta:object-count="0" meta:page-count="3" meta:paragraph-count="50" meta:word-count="520" meta:character-count="3711" meta:non-whitespace-character-count="3126"/>
    <meta:generator>LibreOffice/4.1.0.4$Linux_x86 LibreOffice_project/89ea49ddacd9aa532507cbf852f2bb22b1ace28</meta:generator>
  </office:meta>
</office:document-meta>
</file>